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svg:stroke-width="0cm" draw:fill-color="#ffffff" dr3d:depth="3.12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d32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svg:stroke-width="0cm" draw:fill-color="#ffd320" dr3d:depth="3.214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svg:stroke-width="0cm" draw:fill-color="#ff3333" dr3d:depth="1.225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cc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width="0cm" draw:fill-color="#00cc33" dr3d:depth="1.547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svg:stroke-width="0cm" draw:fill-color="#ff3333" dr3d:depth="0.291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6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svg:stroke-width="0cm" draw:fill-color="#ff6600" dr3d:depth="1.044cm" dr3d:close-front="true" dr3d:close-back="true" dr3d:texture-generation-mode-x="parallel" dr3d:texture-generation-mode-y="parallel"/>
    </style:style>
    <style:style style:name="gr13" style:family="graphic" style:parent-style-name="objectwithoutfill">
      <style:graphic-properties draw:fill="none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1.012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3d:scene draw:style-name="gr1" svg:width="13.8cm" svg:height="12.7cm" svg:x="3.8cm" svg:y="6.4cm" dr3d:transform="matrix (1 0 0 0 0.939692620785931 0.342020143325607 0 -0.342020143325607 0.939692620785931 -10.7cm 12.5156583990385cm 2.89201726111308cm)" dr3d:vrp="(0 0 42557.4285714286)" dr3d:vpn="(0 0 39431.4285714286)" dr3d:projection="perspective" dr3d:distance="3.12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3800 -19100 13800 12700" svg:d="M3800-19100v12700h13800v-12700z"/>
        </dr3d:scene>
        <dr3d:scene draw:style-name="gr3" svg:width="19.002cm" svg:height="3.3cm" svg:x="0.999cm" svg:y="25.4cm" dr3d:transform="matrix (1 0 0 0 0.939692620785931 0.342020143325607 0 -0.342020143325607 0.939692620785931 -10.5cm 25.9683117625837cm 7.74155883535467cm)" dr3d:vrp="(0 0 57502.5714285714)" dr3d:vpn="(0 0 54288.5714285714)" dr3d:projection="perspective" dr3d:distance="3.21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1000 -28700 19000 3300" svg:d="M1000-28700v3300h19000v-3300z"/>
        </dr3d:scene>
        <dr3d:scene draw:style-name="gr5" svg:width="7.1cm" svg:height="1.901cm" svg:x="12.9cm" svg:y="0.999cm" dr3d:transform="matrix (1 0 0 0 0.939692620785931 0.342020143325607 0 -0.342020143325607 0.939692620785931 -16.45cm 2.0418879483195cm 0.0913775492535506cm)" dr3d:vrp="(0 0 21513.5714285714)" dr3d:vpn="(0 0 20288.5714285714)" dr3d:projection="perspective" dr3d:distance="1.22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12900 -2900 7100 1900" svg:d="M12900-2900v1900h7100v-1900z"/>
        </dr3d:scene>
        <dr3d:scene draw:style-name="gr7" svg:width="9.2cm" svg:height="1.202cm" svg:x="5.6cm" svg:y="11.1cm" dr3d:transform="matrix (1 0 0 0 0.939692620785931 0.342020143325607 0 -0.342020143325607 0.939692620785931 -10.2cm 11.2589562440578cm 3.27478343473168cm)" dr3d:vrp="(0 0 27835.5714285714)" dr3d:vpn="(0 0 26288.5714285714)" dr3d:projection="perspective" dr3d:distance="1.54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5600 -12300 9200 1200" svg:d="M5600-12300v1200h9200v-1200z"/>
        </dr3d:scene>
        <dr3d:scene draw:style-name="gr5" svg:width="1.7cm" svg:height="0.4cm" svg:x="8.3cm" svg:y="12.7cm" dr3d:transform="matrix (1 0 0 0 0.939692620785931 0.342020143325607 0 -0.342020143325607 0.939692620785931 -9.15cm 12.1717987389924cm 4.27533457257598cm)" dr3d:vrp="(0 0 5151)" dr3d:vpn="(0 0 4860)" dr3d:projection="perspective" dr3d:distance="0.29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9" draw:layer="layout" svg:viewBox="8300 -13100 1700 400" svg:d="M8300-13100v400h1700v-400z"/>
        </dr3d:scene>
        <dr3d:scene draw:style-name="gr5" svg:width="1.7cm" svg:height="0.4cm" svg:x="10.6cm" svg:y="12.7cm" dr3d:transform="matrix (1 0 0 0 0.939692620785931 0.342020143325607 0 -0.342020143325607 0.939692620785931 -11.45cm 12.1717987389924cm 4.27533457257598cm)" dr3d:vrp="(0 0 5151)" dr3d:vpn="(0 0 4860)" dr3d:projection="perspective" dr3d:distance="0.29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9" draw:layer="layout" svg:viewBox="10600 -13100 1700 400" svg:d="M10600-13100v400h1700v-400z"/>
        </dr3d:scene>
        <draw:frame draw:style-name="gr10" draw:text-style-name="P1" draw:layer="layout" svg:width="5.7cm" svg:height="1.5cm" svg:x="7.7cm" svg:y="25.5cm">
          <draw:text-box>
            <text:p>&lt;foote&gt;&lt;/footer&gt;</text:p>
          </draw:text-box>
        </draw:frame>
        <dr3d:scene draw:style-name="gr11" svg:width="5.5cm" svg:height="3cm" svg:x="7.7cm" svg:y="7.9cm" dr3d:transform="matrix (1 0 0 0 0.939692620785931 0.342020143325607 0 -0.342020143325607 0.939692620785931 -10.45cm 9.01164515020372cm 2.72446979921045cm)" dr3d:vrp="(0 0 16761.1428571429)" dr3d:vpn="(0 0 15717.1428571429)" dr3d:projection="perspective" dr3d:distance="1.04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7700 -10900 5500 3000" svg:d="M7700-10900v3000h5500v-3000z"/>
        </dr3d:scene>
        <draw:line draw:style-name="gr13" draw:text-style-name="P2" draw:layer="layout" svg:x1="12.614cm" svg:y1="8.42cm" svg:x2="8.386cm" svg:y2="10.391cm">
          <text:p/>
        </draw:line>
        <draw:line draw:style-name="gr13" draw:text-style-name="P2" draw:layer="layout" svg:x1="8.6cm" svg:y1="8.5cm" svg:x2="12.2cm" svg:y2="10.5cm">
          <text:p/>
        </draw:line>
        <draw:frame draw:style-name="gr14" draw:text-style-name="P1" draw:layer="layout" svg:width="4.5cm" svg:height="1.2cm" svg:x="14.3cm" svg:y="1.1cm">
          <draw:text-box>
            <text:p>&lt;nav&gt;&lt;/nav&gt;</text:p>
          </draw:text-box>
        </draw:frame>
        <draw:frame draw:style-name="gr15" draw:text-style-name="P1" draw:layer="layout" svg:width="4.6cm" svg:height="1.262cm" svg:x="8.1cm" svg:y="12.838cm">
          <draw:text-box>
            <text:p>&lt;nav&gt;&lt;/nav&gt;</text:p>
          </draw:text-box>
        </draw:frame>
        <draw:frame draw:style-name="gr16" draw:text-style-name="P1" draw:layer="layout" svg:width="6.1cm" svg:height="0.962cm" svg:x="5.8cm" svg:y="11.3cm">
          <draw:text-box>
            <text:p>Barre de recherche</text:p>
          </draw:text-box>
        </draw:frame>
        <draw:frame draw:style-name="gr17" draw:text-style-name="P1" draw:layer="layout" svg:width="3.8cm" svg:height="0.962cm" svg:x="7.3cm" svg:y="6.7cm">
          <draw:text-box>
            <text:p>&lt;section&gt;</text:p>
          </draw:text-box>
        </draw:frame>
        <draw:frame draw:style-name="gr18" draw:text-style-name="P1" draw:layer="layout" svg:width="5.6cm" svg:height="1.1cm" svg:x="7.7cm" svg:y="17.7cm">
          <draw:text-box>
            <text:p>&lt;/section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21:20:46.260559533</meta:creation-date>
    <dc:date>2017-03-11T21:44:20.747848353</dc:date>
    <meta:editing-duration>PT16M8S</meta:editing-duration>
    <meta:editing-cycles>2</meta:editing-cycles>
    <meta:generator>LibreOffice/5.1.6.2$Linux_X86_64 LibreOffice_project/10m0$Build-2</meta:generator>
    <meta:document-statistic meta:object-count="22"/>
  </office:meta>
</office:document-meta>
</file>